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Heading_20_2">
      <style:paragraph-properties fo:margin-top="0.1665in" fo:margin-bottom="0.1945in"/>
    </style:style>
    <style:style style:name="P55" style:family="paragraph" style:parent-style-name="Heading_20_2">
      <style:paragraph-properties fo:margin-top="0.1665in" fo:margin-bottom="0.1945in" fo:break-before="page"/>
    </style:style>
    <style:style style:name="P56" style:family="paragraph" style:parent-style-name="Heading_20_2">
      <style:paragraph-properties fo:margin-top="0in" fo:margin-bottom="0.1945in"/>
    </style:style>
    <style:style style:name="P57" style:family="paragraph" style:parent-style-name="Heading_20_3">
      <style:paragraph-properties fo:margin-top="0in" fo:margin-bottom="0.1945in"/>
    </style:style>
    <style:style style:name="P58" style:family="paragraph" style:parent-style-name="Heading_20_3">
      <style:paragraph-properties fo:margin-top="0.1665in" fo:margin-bottom="0.1945in"/>
    </style:style>
    <style:style style:name="P59" style:family="paragraph" style:parent-style-name="arj-bullet">
      <style:paragraph-properties fo:margin-left="0in" fo:margin-right="0in" fo:text-indent="0in" style:auto-text-indent="false"/>
    </style:style>
    <style:style style:name="P60" style:family="paragraph" style:parent-style-name="arj-note">
      <style:text-properties style:font-size-complex="11pt"/>
    </style:style>
    <style:style style:name="P61" style:family="paragraph" style:parent-style-name="arj-chapternumber" style:master-page-name="Convert_20_3">
      <style:paragraph-properties style:page-number="auto"/>
    </style:style>
    <style:style style:name="P62" style:family="paragraph" style:parent-style-name="arj-chapter-nonumber" style:master-page-name="Convert_20_2">
      <style:paragraph-properties style:page-number="auto"/>
    </style:style>
    <style:style style:name="P63" style:family="paragraph" style:parent-style-name="arj-numlist">
      <style:paragraph-properties fo:margin-top="0.1945in" fo:margin-bottom="0in"/>
    </style:style>
    <style:style style:name="P64" style:family="paragraph" style:parent-style-name="arj-numlist">
      <style:paragraph-properties fo:margin-top="0in" fo:margin-bottom="0in"/>
    </style:style>
    <style:style style:name="P65" style:family="paragraph" style:parent-style-name="arj-title" style:master-page-name="First_20_Page">
      <style:paragraph-properties style:page-number="1"/>
    </style:style>
    <style:style style:name="P6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9" style:family="paragraph" style:parent-style-name="Standard" style:list-style-name="WW8Num19">
      <style:paragraph-properties fo:margin-left="0in" fo:margin-right="0in" fo:margin-top="0.1945in" fo:margin-bottom="0in" fo:text-indent="0in" style:auto-text-indent="false"/>
    </style:style>
    <style:style style:name="P70" style:family="paragraph" style:parent-style-name="Standard" style:list-style-name="WW8Num13">
      <style:paragraph-properties fo:margin-left="0in" fo:margin-right="0in" fo:margin-top="0.1945in" fo:margin-bottom="0in" fo:text-indent="0in" style:auto-text-indent="false"/>
    </style:style>
    <style:style style:name="P71" style:family="paragraph" style:parent-style-name="Standard" style:list-style-name="WW8Num21">
      <style:paragraph-properties fo:margin-left="0in" fo:margin-right="0in" fo:margin-top="0.1945in" fo:margin-bottom="0in" fo:text-indent="0in" style:auto-text-indent="false"/>
    </style:style>
    <style:style style:name="P7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4" style:family="paragraph" style:parent-style-name="Standard" style:list-style-name="WW8Num19">
      <style:paragraph-properties fo:margin-left="0in" fo:margin-right="0in" fo:margin-top="0in" fo:margin-bottom="0in" fo:text-indent="0in" style:auto-text-indent="false"/>
    </style:style>
    <style:style style:name="P7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6" style:family="paragraph" style:parent-style-name="Standard" style:list-style-name="WW8Num13">
      <style:paragraph-properties fo:margin-left="0in" fo:margin-right="0in" fo:margin-top="0in" fo:margin-bottom="0in" fo:text-indent="0in" style:auto-text-indent="false"/>
    </style:style>
    <style:style style:name="P77" style:family="paragraph" style:parent-style-name="Standard" style:list-style-name="WW8Num21">
      <style:paragraph-properties fo:margin-left="0in" fo:margin-right="0in" fo:margin-top="0in" fo:margin-bottom="0in" fo:text-indent="0in" style:auto-text-indent="false"/>
    </style:style>
    <style:style style:name="P7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80" style:family="paragraph" style:parent-style-name="Standard" style:list-style-name="WW8Num19">
      <style:paragraph-properties fo:margin-left="0in" fo:margin-right="0in" fo:margin-top="0in" fo:margin-bottom="0.1945in" fo:text-indent="0in" style:auto-text-indent="false"/>
    </style:style>
    <style:style style:name="P81" style:family="paragraph" style:parent-style-name="Standard" style:list-style-name="WW8Num13">
      <style:paragraph-properties fo:margin-left="0in" fo:margin-right="0in" fo:margin-top="0in" fo:margin-bottom="0.1945in" fo:text-indent="0in" style:auto-text-indent="false"/>
    </style:style>
    <style:style style:name="P82" style:family="paragraph" style:parent-style-name="Standard" style:list-style-name="WW8Num21">
      <style:paragraph-properties fo:margin-left="0in" fo:margin-right="0in" fo:margin-top="0in" fo:margin-bottom="0.1945in" fo:text-indent="0in" style:auto-text-indent="false"/>
    </style:style>
    <style:style style:name="P8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35in" draw:visible-area-height="2.003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35in" draw:visible-area-height="2.940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35in" draw:visible-area-height="1.756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8in" draw:visible-area-height="3.3169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69in" draw:visible-area-height="2.6303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61in" draw:visible-area-height="7.7642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65"/>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12-11T11:30:10.99">11/12/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30:10.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RB specific location mechanism<text:tab/>23</text:p>
          <text:p text:style-name="P53">Overriding the default location mechanism<text:tab/>23</text:p>
          <text:p text:style-name="P53">Transaction timeouts<text:tab/>23</text:p>
          <text:p text:style-name="P53">Transaction contexts<text:tab/>23</text:p>
          <text:p text:style-name="P53">Nested transactions<text:tab/>26</text:p>
          <text:p text:style-name="P53">Transaction propagation<text:tab/>27</text:p>
          <text:p text:style-name="P53">Examples<text:tab/>28</text:p>
          <text:p text:style-name="P53">Transaction Controls<text:tab/>29</text:p>
          <text:p text:style-name="P53">JBossTS specifics<text:tab/>29</text:p>
          <text:p text:style-name="P53">The Terminator interface<text:tab/>30</text:p>
          <text:p text:style-name="P53">JBossTS specifics<text:tab/>30</text:p>
          <text:p text:style-name="P53">The Coordinator interface<text:tab/>31</text:p>
          <text:p text:style-name="P53">JBossTS specifics<text:tab/>33</text:p>
          <text:p text:style-name="P53">Heuristics<text:tab/>33</text:p>
          <text:p text:style-name="P53"><text:s/>Current<text:tab/>33</text:p>
          <text:p text:style-name="P53"><text:s/>JBossTS specifics<text:tab/>36</text:p>
          <text:p text:style-name="P53">Resource<text:tab/>37</text:p>
          <text:p text:style-name="P53"><text:s/>SubtransactionAwareResource<text:tab/>39</text:p>
          <text:p text:style-name="P53"><text:s/>JBossTS specifics<text:tab/>42</text:p>
          <text:p text:style-name="P53"><text:s/>The Synchronization interface<text:tab/>43</text:p>
          <text:p text:style-name="P53"><text:s/>JBossTS specifics<text:tab/>44</text:p>
          <text:p text:style-name="P53"><text:s/>Transactions and registered resources<text:tab/>45</text:p>
          <text:p text:style-name="P53"><text:s/>TransactionalObject interface<text:tab/>49</text:p>
          <text:p text:style-name="P53"><text:s/>JBossTS specifics<text:tab/>50</text:p>
          <text:p text:style-name="P53"><text:s/>Interposition<text:tab/>50</text:p>
          <text:p text:style-name="P53">The RecoveryCoordinator<text:tab/>51</text:p>
          <text:p text:style-name="P53">Checked transaction behaviour<text:tab/>51</text:p>
          <text:p text:style-name="P53"><text:s/>JBossTS specifics<text:tab/>53</text:p>
          <text:p text:style-name="P53">Summary of JBossTS implementation decisions<text:tab/>54</text:p>
          <text:p text:style-name="P52">Constructing an OTS application<text:tab/>56</text:p>
          <text:p text:style-name="P53">Important notes for JBossTS<text:tab/>56</text:p>
          <text:p text:style-name="P53">Initialisation<text:tab/>56</text:p>
          <text:p text:style-name="P53"><text:soft-page-break/>Implicit context propagation and interposition<text:tab/>56</text:p>
          <text:p text:style-name="P53">Writing applications using the raw OTS interfaces<text:tab/>56</text:p>
          <text:p text:style-name="P53">Transaction context management<text:tab/>57</text:p>
          <text:p text:style-name="P53">A transaction originator: indirect and implicit<text:tab/>57</text:p>
          <text:p text:style-name="P53">Transaction originator: direct and explicit<text:tab/>58</text:p>
          <text:p text:style-name="P53">Implementing a transactional client<text:tab/>58</text:p>
          <text:p text:style-name="P53">Implementing a recoverable server<text:tab/>59</text:p>
          <text:p text:style-name="P53">Transactional object<text:tab/>59</text:p>
          <text:p text:style-name="P53">Resource object<text:tab/>59</text:p>
          <text:p text:style-name="P53">Reliable servers<text:tab/>59</text:p>
          <text:p text:style-name="P53">Example of a recoverable server<text:tab/>60</text:p>
          <text:p text:style-name="P53">Example of a transactional object<text:tab/>61</text:p>
          <text:p text:style-name="P53">Failure models<text:tab/>61</text:p>
          <text:p text:style-name="P53">Transaction originator<text:tab/>61</text:p>
          <text:p text:style-name="P53">Transactional server<text:tab/>62</text:p>
          <text:p text:style-name="P53">Summary<text:tab/>63</text:p>
          <text:p text:style-name="P52">JBossTS interfaces for extending the OTS<text:tab/>64</text:p>
          <text:p text:style-name="P53">Introducing<text:tab/>64</text:p>
          <text:p text:style-name="P53">Nested transactions<text:tab/>65</text:p>
          <text:p text:style-name="P53">Extended resources<text:tab/>65</text:p>
          <text:p text:style-name="P53">AtomicTransaction<text:tab/>67</text:p>
          <text:p text:style-name="P53">Context propagation issues<text:tab/>68</text:p>
          <text:p text:style-name="P52">Example<text:tab/>70</text:p>
          <text:p text:style-name="P53">Introduction<text:tab/>70</text:p>
          <text:p text:style-name="P53">The basic example<text:tab/>70</text:p>
          <text:p text:style-name="P53"><text:s/>Resource<text:tab/>71</text:p>
          <text:p text:style-name="P53"><text:s/>Transactional implementation<text:tab/>72</text:p>
          <text:p text:style-name="P53"><text:s/>Server implementation<text:tab/>73</text:p>
          <text:p text:style-name="P53">Client implementation<text:tab/>74</text:p>
          <text:p text:style-name="P53">Sequence diagram<text:tab/>75</text:p>
          <text:p text:style-name="P53"><text:s/>Interpretation of output<text:tab/>76</text:p>
          <text:p text:style-name="P53"><text:s/>Default settings<text:tab/>77</text:p>
          <text:p text:style-name="P52">Failure recovery<text:tab/>79</text:p>
          <text:p text:style-name="P53">Introduction<text:tab/>79</text:p>
          <text:p text:style-name="P53">Configuring the failure recovery subsystem for your ORB<text:tab/>79</text:p>
          <text:p text:style-name="P53">The Recovery Manager<text:tab/>80</text:p>
          <text:p text:style-name="P53">Important Note<text:tab/>80</text:p>
          <text:p text:style-name="P53">Configuring the Recovery Manager<text:tab/>80</text:p>
          <text:p text:style-name="P53">Periodic Recovery<text:tab/>84</text:p>
          <text:p text:style-name="P53">XA resource recovery<text:tab/>86</text:p>
          <text:p text:style-name="P53">Recovery behaviour<text:tab/>91</text:p>
          <text:p text:style-name="P53">Expired entry removal<text:tab/>93</text:p>
          <text:p text:style-name="P53">Recovery Domains<text:tab/>94</text:p>
          <text:p text:style-name="P53">Transaction statuses and replay_completion<text:tab/>94</text:p>
          <text:p text:style-name="P52">JTA and the JTS<text:tab/>95</text:p>
          <text:p text:style-name="P53">Distributed JTA<text:tab/>95</text:p>
          <text:p text:style-name="P52">Tools<text:tab/>96</text:p>
          <text:p text:style-name="P53">Introduction<text:tab/>96</text:p>
          <text:p text:style-name="P53">Starting the Transaction Service tools<text:tab/>96</text:p>
          <text:p text:style-name="P53">Using the Performance Tool<text:tab/>97</text:p>
          <text:p text:style-name="P53">Using the JMX Browser<text:tab/>99</text:p>
          <text:p text:style-name="P53">Using Attributes and Operations<text:tab/>100</text:p>
          <text:p text:style-name="P53">Using the Object Store Browser<text:tab/>102</text:p>
          <text:p text:style-name="P53">Object State Viewers (OSV)<text:tab/>103</text:p>
          <text:p text:style-name="P53">RMIC Extensions<text:tab/>106</text:p>
          <text:p text:style-name="P53">Command Line Usage<text:tab/>106</text:p>
          <text:p text:style-name="P53">ANT Usage<text:tab/>106</text:p>
          <text:p text:style-name="P52">ORB specific configurations<text:tab/>108</text:p>
          <text:p text:style-name="P53">JacORB<text:tab/>108</text:p>
          <text:p text:style-name="P52">Configuring JBossTS<text:tab/>109</text:p>
          <text:p text:style-name="P53">Options<text:tab/>109</text:p>
          <text:p text:style-name="P52">IDL Definitions<text:tab/>110</text:p>
          <text:p text:style-name="P53">Introduction<text:tab/>110</text:p>
          <text:p text:style-name="P53">CosTransactions.idl<text:tab/>110</text:p>
          <text:p text:style-name="P53">ArjunaOTS.idl<text:tab/>112</text:p>
          <text:p text:style-name="P52">References<text:tab/>114</text:p>
          <text:p text:style-name="P53">References<text:tab/>114</text:p>
          <text:p text:style-name="P52">Index<text:tab/>115</text:p>
        </text:index-body>
      </text:table-of-content>
      <text:p text:style-name="P62"/>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4.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4.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254246224"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020733049" text:continue-list="list1254246224"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oft-page-break/><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xml:id="list812994944" text:continue-list="list1020733049" text:style-name="WW8Num26">
        <text:list-item text:start-value="1">
          <text:p text:style-name="arj-bullet"><text:span text:style-name="T5"><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4.0</text:bookmark-ref></text:span> <text:span text:style-name="arj-emphasis">Quick Start Guide</text:span>: <text:s/>Getting started quickly with the system.</text:p>
        </text:list-item>
        <text:list-item>
          <text:p text:style-name="P66">JBoss Transactions API <text:span text:style-name="T6">Programmer’s Guide</text:span>: Provides guidance when using the JTA for building transactional applications.</text:p>
        </text:list-item>
        <text:list-item>
          <text:p text:style-name="P6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5"> </text:span>should be directed to our support team.</text:p>
      <text:p text:style-name="arj-paragraph"/>
      <text:list xml:id="list366182434" text:style-name="WW8Num29">
        <text:list-item text:start-value="1">
          <text:p text:style-name="P61"/>
        </text:list-item>
      </text:list>
      <text:p text:style-name="P43">An overview of transaction processing</text:p>
      <text:p text:style-name="Heading_20_1"><text:soft-page-break/>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276414905" text:continue-list="list812994944"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4"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3.9445in" svg:height="2.2173in" draw:z-index="0"><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54"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4"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601147895" text:continue-list="list276414905"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56"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414293938" text:continue-list="list601147895"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in the construction of any distributed application and are always independent of an <text:soft-page-break/>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2170186574" text:continue-list="list1414293938"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499033131" text:continue-list="list366182434" text:style-name="WW8Num29">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451962806" text:continue-list="list2170186574"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996546914"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56"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ACID properties for transactional application objects. The programmer must ensure that <text:soft-page-break/><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4"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4"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3" draw:name="Object2" text:anchor-type="as-char" svg:width="5.25in" svg:height="2.9374in" draw:z-index="0"><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5.1098in" svg:height="2.3654in" draw:z-index="0"><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25933228" text:continue-list="list451962806"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4"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whenever the transaction commits.</text:p>
          </table:table-cell>
          <table:table-cell table:style-name="Table2.B2" office:value-type="string">
            <text:p text:style-name="P22"><text:span text:style-name="T6">JBossTS</text:span> allows Synchronizations to be called however the transaction terminates.</text:p>
          </table:table-cell>
        </table:table-row>
        <text:soft-page-break/>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4"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4"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955257924" text:continue-list="list1499033131" text:style-name="WW8Num29">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62992973" text:continue-list="list996546914" text:style-name="WW8Num17">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112518339"/><text:bookmark-start text:name="_1114415402"/><text:bookmark-start text:name="_1146311216"/><text:bookmark-start text:name="_1163338292"/><text:bookmark-start text:name="_1166528476"/><text:bookmark-start text:name="_1200824725"/><text:soft-page-break/><draw:frame draw:style-name="fr5" draw:name="Object4" text:anchor-type="as-char" svg:width="6.078in" svg:height="3.578in" draw:z-index="0"><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722943451" text:continue-list="list125933228"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843516193" text:continue-list="list1722943451"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038915800" text:continue-list="list162992973" text:style-name="WW8Num17">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 draw:style-name="gr4" draw:text-style-name="P93"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610801171"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4"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54"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4" text:outline-level="2">resolve_initial_references</text:h>
      <text:p text:style-name="arj-paragraph">Currently this option is not supported.</text:p>
      <text:h text:style-name="P54" text:outline-level="2">ORB specific location mechanism</text:h>
      <text:p text:style-name="arj-paragraph">This configuration option is currently only supported for VisiBroker. At runtime the OTS server supports the following option:</text:p>
      <text:list xml:id="list1382011218" text:continue-list="list1843516193" text:style-name="WW8Num26">
        <text:list-item text:start-value="1">
          <text:p text:style-name="arj-bullet"><text:span text:style-name="T13">-otsname</text:span>: when using VisiBroker this is the marker name for the OTS transaction manager object.</text:p>
        </text:list-item>
      </text:list>
      <text:h text:style-name="P56"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444436168" text:continue-list="list1382011218"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202022736" text:continue-list="list610801171" text:style-name="WW8Num17">
        <text:list-item>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text:soft-page-break/>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text:span></text:span><text:soft-page-break/><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3" draw:style-name="gr4" draw:text-style-name="P93"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4"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650600657" text:continue-list="list1444436168"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ext:soft-page-break/>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4"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010013065" text:continue-list="list1650600657"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113134471" text:continue-list="list1010013065" text:style-name="WW8Num26">
        <text:list-item text:start-value="1">
          <text:p text:style-name="arj-bullet"><text:alphabetical-index-mark text:string-value="filters" text:key1="Property variables"/><text:s/>Implicit context propagation: <text:s/></text:p>
          <text:list>
            <text:list-item>
              <text:p text:style-name="P59">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59">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4"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soft-pag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4"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4"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text:soft-page-break/>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858306051" text:continue-list="list1113134471"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59"><text:span text:style-name="T6">StatusActive</text:span>: the transaction is currently running, and has not been asked to prepare or marked for rollback.</text:p>
            </text:list-item>
            <text:list-item>
              <text:p text:style-name="P59"><text:span text:style-name="T6">StatusMarkedRollback</text:span>: the transaction has been marked for rollback.</text:p>
            </text:list-item>
            <text:list-item>
              <text:p text:style-name="P59"><text:span text:style-name="T6">StatusPrepared</text:span>: the transaction has been prepared, i.e., all subordinates have responded VoteCommit.</text:p>
            </text:list-item>
            <text:list-item>
              <text:p text:style-name="P59"><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59"><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59"><text:span text:style-name="T6">StatusUnknown</text:span>: the Transaction Service cannot determine the current status of the transaction. This is a transient condition, and a subsequent invocation will ultimately return a different status.</text:p>
            </text:list-item>
            <text:list-item>
              <text:p text:style-name="P59"><text:span text:style-name="T6">StatusNoTransaction</text:span>: no transaction is currently associated with the target object. This will occur after a transaction has completed.</text:p>
            </text:list-item>
            <text:list-item>
              <text:p text:style-name="P59"><text:span text:style-name="T6">StatusPreparing</text:span>: the transaction is in the process of preparing and has not yet determined the final outcome.</text:p>
            </text:list-item>
            <text:list-item>
              <text:p text:style-name="P59"><text:span text:style-name="T6">StatusCommitting</text:span>: the transaction is in the process of committing.</text:p>
            </text:list-item>
            <text:list-item>
              <text:p text:style-name="P59"><text:span text:style-name="T6">StatusRollingBack</text:span>: the transaction is in the process of rolling back.</text:p>
            </text:list-item>
          </text:list>
        </text:list-item>
        <text:list-item>
          <text:p text:style-name="arj-bullet"><text:soft-page-break/><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56"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text:soft-page-break/>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564104421" text:continue-list="list1858306051"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69959919" text:continue-list="list564104421"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oft-page-break/><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4" draw:style-name="gr4" draw:text-style-name="P93"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soft-page-break/></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5" draw:style-name="gr4" draw:text-style-name="P93"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4" text:outline-level="2"><text:soft-page-break/><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text:soft-page-break/>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6" draw:style-name="gr4" draw:text-style-name="P93" svg:width="5.1669in" svg:height="4.8752in" svg:x="0.8457in" svg:y="0.111in"><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text:soft-page-break/>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593322068" text:continue-list="list169959919"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text:soft-page-break/>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1844651678" text:continue-list="list593322068"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7"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8" draw:style-name="gr4" draw:text-style-name="P93"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4"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9" draw:style-name="gr4" draw:text-style-name="P93"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4"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0" draw:style-name="gr4" draw:text-style-name="P93"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1" draw:style-name="gr4" draw:text-style-name="P93"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12"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13"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14"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4"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text:soft-page-break/>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367455648" text:continue-list="list1844651678"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15" draw:style-name="gr4" draw:text-style-name="P93"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686518768" text:continue-list="list1367455648"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text:soft-page-break/>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text:soft-page-break/>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40436620" text:continue-list="list686518768"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56"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612488242" text:continue-list="list1202022736" text:style-name="WW8Num17">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text:soft-pag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256284352" text:continue-list="list40436620"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423348247" text:continue-list="list1256284352"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soft-page-break/><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603808857" text:continue-list="list955257924" text:style-name="WW8Num29">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4"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54"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576451524" text:continue-list="list1423348247" text:style-name="WW8Num26">
        <text:list-item text:start-value="1">
          <text:p text:style-name="arj-bullet"><text:alphabetical-index-mark text:string-value="filters" text:key1="Property variables"/><text:s/>Implicit context propagation:</text:p>
          <text:list>
            <text:list-item>
              <text:p text:style-name="P59">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59">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1843928743" text:continue-list="list576451524"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4"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4"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54"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4"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54"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4"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698359774" text:continue-list="list1612488242" text:style-name="WW8Num17">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4"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4" text:outline-level="2">Transaction originator</text:h>
      <text:list xml:id="list433441715" text:style-name="WW8Num16">
        <text:list-item>
          <text:list>
            <text:list-item>
              <text:list>
                <text:list-item>
                  <text:p text:style-name="P57">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1500327138" text:continue-numbering="true" text:style-name="WW8Num16">
        <text:list-item>
          <text:list>
            <text:list-item>
              <text:list>
                <text:list-item>
                  <text:p text:style-name="P58">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4" text:outline-level="2">Transactional server</text:h>
      <text:list xml:id="list1975539405" text:continue-numbering="true" text:style-name="WW8Num16">
        <text:list-item>
          <text:list>
            <text:list-item>
              <text:list>
                <text:list-item>
                  <text:p text:style-name="P57">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242437267" text:continue-numbering="true" text:style-name="WW8Num16">
        <text:list-item>
          <text:list>
            <text:list-item>
              <text:list>
                <text:list-item>
                  <text:p text:style-name="P58">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164977372" text:continue-numbering="true" text:style-name="WW8Num16">
        <text:list-item>
          <text:list>
            <text:list-item>
              <text:list>
                <text:list-item>
                  <text:p text:style-name="P58">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835589247" text:continue-list="list1843928743"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511913314" text:continue-list="list1603808857" text:style-name="WW8Num29">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293225500" text:continue-list="list835589247"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415008107" text:continue-list="list1698359774" text:style-name="WW8Num17">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1862542222"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1706279357" text:continue-list="list293225500"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xml:id="list438164885" text:continue-list="list1862542222" text:style-name="WW8Num17">
        <text:list-item>
          <text:p text:style-name="arj-note"><text:soft-page-break/><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334276920" text:continue-numbering="true" text:style-name="WW8Num17">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oft-page-break/><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537426464" text:continue-list="list1706279357"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519917045" text:continue-list="list1334276920" text:style-name="WW8Num17">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ext:soft-page-break/>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1013717012"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070148574" text:continue-list="list511913314" text:style-name="WW8Num29">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55"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55"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55"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text:soft-pag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658494653" text:continue-list="list1013717012" text:style-name="WW8Num17">
        <text:list-item>
          <text:p text:style-name="arj-note">if you specify the interposition filter, you also imply usage of implicit context propagation.</text:p>
        </text:list-item>
      </text:list>
      <text:h text:style-name="P56"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text:soft-page-break/>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54" text:outline-level="2">Sequence diagram</text:h>
      <text:p text:style-name="arj-paragraph">The sequence diagram illustrates the method invocations that occur between the client and server. The following aspects are worthy of further discussion:</text:p>
      <text:list xml:id="list1666456182" text:continue-list="list537426464"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54"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632088332" text:continue-list="list1666456182"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xml:id="list1324280372" text:continue-list="list1658494653" text:style-name="WW8Num17">
        <text:list-item>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893897858" text:continue-list="list1070148574" text:style-name="WW8Num29">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820678021" text:continue-list="list1324280372" text:style-name="WW8Num17">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29"><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979416830"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4" text:outline-level="2">Important Note</text:h>
      <text:p text:style-name="Standard">To allow successful registration of Resource objects, when the ORB is used is JacOrb, the Recovery Manager shall be started.</text:p>
      <text:h text:style-name="P54"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902952168" text:continue-list="list1164977372" text:style-name="WW8Num16">
        <text:list-item>
          <text:list>
            <text:list-item>
              <text:list>
                <text:list-item>
                  <text:p text:style-name="P58">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254300304" text:continue-list="list1979416830" text:style-name="WW8Num17">
        <text:list-item>
          <text:p text:style-name="P60">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48880825" text:style-name="WW8Num15">
        <text:list-item>
          <text:p text:style-name="P67">Debugging level: this is where the log request with the DEBUG Level is generated from, e.g., constructors or basic methods. </text:p>
        </text:list-item>
        <text:list-item>
          <text:p text:style-name="P72">Visibility level: the visibility of the constructor, method, etc. that generates the debugging. </text:p>
        </text:list-item>
        <text:list-item>
          <text:p text:style-name="P7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1087062351" text:style-name="WW8Num14">
        <text:list-item>
          <text:p text:style-name="P83"><text:span text:style-name="T17">NO_DEBUGGING = </text:span>0x0000<text:span text:style-name="T30">:  No diagnostics. <text:line-break/>A commonLogger object assigned with this values discard all debug requests </text:span></text:p>
        </text:list-item>
        <text:list-item>
          <text:p text:style-name="P8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2012183151" text:style-name="WW8Num18">
        <text:list-item>
          <text:p text:style-name="P84"><text:span text:style-name="T17">CONSTRUCTORS = </text:span>0x0001<text:span text:style-name="T30">: Diagnostics from constructors. </text:span></text:p>
        </text:list-item>
        <text:list-item>
          <text:p text:style-name="P87"><text:span text:style-name="T17">DESTRUCTORS = </text:span>0x0002<text:span text:style-name="T30">:  Diagnostics from finalizers. </text:span></text:p>
        </text:list-item>
        <text:list-item>
          <text:p text:style-name="P87"><text:soft-page-break/><text:span text:style-name="T17">CONSTRUCT_AND_DESTRUCT = CONSTRUCTORS|DESTRUCTORS</text:span><text:span text:style-name="T30">: Diagnostics from constructors and finalizers. </text:span></text:p>
        </text:list-item>
        <text:list-item>
          <text:p text:style-name="P87"><text:span text:style-name="T17">FUNCTIONS = </text:span>0x0010<text:span text:style-name="T30">:  Diagnostics from functions. </text:span></text:p>
        </text:list-item>
        <text:list-item>
          <text:p text:style-name="P87"><text:span text:style-name="T17">OPERATORS = </text:span>0x0020<text:span text:style-name="T30">:  Diagnostics from operators, such as equals. </text:span></text:p>
        </text:list-item>
        <text:list-item>
          <text:p text:style-name="P87"><text:span text:style-name="T17">FUNCS_AND_OPS = FUNCTIONS|OPERATORS</text:span><text:span text:style-name="T30">: Diagnostics from functions and operations. </text:span></text:p>
        </text:list-item>
        <text:list-item>
          <text:p text:style-name="P8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7"><text:span text:style-name="T17">TRIVIAL_FUNCS = </text:span>0x0100<text:span text:style-name="T30">:  Diagnostics from trivial functions. </text:span></text:p>
        </text:list-item>
        <text:list-item>
          <text:p text:style-name="P87"><text:span text:style-name="T17">TRIVIAL_OPERATORS = </text:span>0x0200<text:span text:style-name="T30">: Diagnostics from trivial operations, and operators. </text:span></text:p>
        </text:list-item>
        <text:list-item>
          <text:p text:style-name="P87"><text:span text:style-name="T17">ALL_TRIVIAL</text:span><text:span text:style-name="T30">: </text:span><text:span text:style-name="T17">TRIVIAL_FUNCS|TRIVIAL_OPERATORS:</text:span><text:span text:style-name="T30"> Diagnostics from all trivial operations. </text:span></text:p>
        </text:list-item>
        <text:list-item>
          <text:p text:style-name="P8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383876022" text:style-name="WW8Num12">
        <text:list-item>
          <text:p text:style-name="P68"><text:span text:style-name="T30">VIS_NONE = </text:span><text:span text:style-name="T16">0x0000</text:span><text:span text:style-name="T30">:  No Diagnostic </text:span></text:p>
        </text:list-item>
        <text:list-item>
          <text:p text:style-name="P73"><text:span text:style-name="T30">VIS_PRIVATE = </text:span><text:span text:style-name="T16">0x0001</text:span><text:span text:style-name="T30">:  only from private methods. </text:span></text:p>
        </text:list-item>
        <text:list-item>
          <text:p text:style-name="P73"><text:span text:style-name="T30">VIS_PROTECTED = </text:span><text:span text:style-name="T16">0x0002</text:span><text:span text:style-name="T30"> only from protected methods. </text:span></text:p>
        </text:list-item>
        <text:list-item>
          <text:p text:style-name="P73"><text:span text:style-name="T30">VIS_PUBLIC = </text:span><text:span text:style-name="T16">0x0004</text:span><text:span text:style-name="T30"> only from public methods. </text:span></text:p>
        </text:list-item>
        <text:list-item>
          <text:p text:style-name="P73"><text:span text:style-name="T30">VIS_PACKAGE = </text:span><text:span text:style-name="T16">0x0008</text:span><text:span text:style-name="T30"> only from package methods. </text:span></text:p>
        </text:list-item>
        <text:list-item>
          <text:p text:style-name="P79"><text:span text:style-name="T30">VIS_ALL = </text:span><text:span text:style-name="T16">0xffff</text:span><text:span text:style-name="T30">:  Full Diagnostic </text:span></text:p>
        </text:list-item>
      </text:list>
      <text:p text:style-name="Standard">Facility Code – JBossTS uses the following values</text:p>
      <text:list xml:id="list1494785678" text:style-name="WW8Num19">
        <text:list-item>
          <text:p text:style-name="P69">FAC_ATOMIC_ACTION = 0x0000001 (atomic action core module).</text:p>
        </text:list-item>
        <text:list-item>
          <text:p text:style-name="P74">FAC_BUFFER_MAN = 0x00000004 (state management (buffer) classes).</text:p>
        </text:list-item>
        <text:list-item>
          <text:p text:style-name="P75">FAC_ABSTRACT_REC = 0x00000008 (abstract records).</text:p>
        </text:list-item>
        <text:list-item>
          <text:p text:style-name="P74">FAC_OBJECT_STORE = 0x00000010 (object store implementations).</text:p>
        </text:list-item>
        <text:list-item>
          <text:p text:style-name="P74">FAC_STATE_MAN = 0x00000020 (state management and StateManager).</text:p>
        </text:list-item>
        <text:list-item>
          <text:p text:style-name="P74">FAC_SHMEM = 0x00000040 (shared memory implementation classes).</text:p>
        </text:list-item>
        <text:list-item>
          <text:p text:style-name="P74">FAC_GENERAL = 0x00000080 (general classes).</text:p>
        </text:list-item>
        <text:list-item>
          <text:p text:style-name="P74">FAC_CRASH_RECOVERY = 0x00000800 (detailed trace of crash recovery module and classes).</text:p>
        </text:list-item>
        <text:list-item>
          <text:p text:style-name="P74">FAC_THREADING = 0x00002000 (threading classes).</text:p>
        </text:list-item>
        <text:list-item>
          <text:p text:style-name="P74">FAC_JDBC = 0x00008000 (JDBC 1.0 and 2.0 support).</text:p>
        </text:list-item>
        <text:list-item>
          <text:p text:style-name="P8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oft-page-break/><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29"><text:s text:c="16"/>….</text:p>
      <text:p text:style-name="arj-code"><text:s text:c="4"/>&lt;/properties&gt; </text:p>
      <text:list xml:id="list1056835223" text:continue-list="list254300304" text:style-name="WW8Num17">
        <text:list-item>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ext:soft-page-break/>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by Jakarta Commons Logging</text:p>
          </table:table-cell>
        </table:table-row>
        <table:table-row table:style-name="Table4.1">
          <table:table-cell table:style-name="Table4.A3" office:value-type="string">
            <text:p text:style-name="P22"><text:span text:style-name="arj-codechar">Csf</text:span></text:p>
          </table:table-cell>
          <table:table-cell table:style-name="Table4.B3" office:value-type="string">
            <text:p text:style-name="P22">Selects CSF-based logging (CSF embeddor must be available)</text:p>
          </table:table-cell>
        </table:table-row>
        <table:table-row table:style-name="Table4.1">
          <table:table-cell table:style-name="Table4.A3" office:value-type="string">
            <text:p text:style-name="P22"><text:span text:style-name="arj-codechar">dotnet</text:span></text:p>
          </table:table-cell>
          <table:table-cell table:style-name="Table4.B3" office:value-type="string">
            <text:p text:style-name="P22">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2"><text:span text:style-name="arj-codechar">avalon</text:span></text:p>
          </table:table-cell>
          <table:table-cell table:style-name="Table4.B3" office:value-type="string">
            <text:p text:style-name="P22">Uses the Avalon Logkit implementation</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9" office:value-type="string">
            <text:p text:style-name="P22"><text:span text:style-name="arj-codechar">jakarta</text:span></text:p>
          </table:table-cell>
          <table:table-cell table:style-name="Table4.B9"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47434456" text:continue-numbering="true" text:style-name="WW8Num17">
        <text:list-item>
          <text:p text:style-name="arj-note">The Logging level should be set at least to the WARN value to enable the report of warning messages.</text:p>
        </text:list-item>
      </text:list>
      <text:h text:style-name="P56"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29"><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54"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35030102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826726851" text:continue-list="list147434456" text:style-name="WW8Num17">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56"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601904437" text:continue-list="list1632088332"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4" text:outline-level="2">Expired entry removal</text:h>
      <text:p text:style-name="arj-paragraph">The operation of the recovery subsystem will cause some entries to be made in the ObjectStore that will not be removed in normal progress. The RecoveryManager has a facility <text:soft-page-break/>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959980888" text:continue-list="list1601904437"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29"><text:s text:c="14"/>value="com.arjuna.ats.internal.jts.recovery.contact.</text:p>
      <text:p text:style-name="P29"><text:s text:c="19"/>ExpiredContactScanner"/&gt;</text:p>
      <text:p text:style-name="arj-code">&lt;property</text:p>
      <text:p text:style-name="arj-code"><text:s text:c="3"/>name="com.arjuna.ats.arjuna.recovery.</text:p>
      <text:p text:style-name="arj-code"><text:s text:c="8"/>expiryScannerTopLevelTran"</text:p>
      <text:p text:style-name="P29"><text:s text:c="14"/>value="com.arjuna.ats.internal.jts.recovery.transactions.</text:p>
      <text:p text:style-name="P29"><text:s text:c="19"/>ExpiredTopLevelScanner"/&gt;</text:p>
      <text:p text:style-name="arj-code">&lt;property</text:p>
      <text:p text:style-name="arj-code"><text:s text:c="3"/>name="com.arjuna.ats.arjuna.recovery.</text:p>
      <text:p text:style-name="arj-code"><text:soft-page-break/><text:s text:c="7"/>expiryScannerServerTran"</text:p>
      <text:p text:style-name="P29"><text:s text:c="14"/>value="com.arjuna.ats.internal.jts.recovery.transactions.</text:p>
      <text:p text:style-name="P29"><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346220666" text:continue-list="list1959980888"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923365616" text:continue-list="list893897858" text:style-name="WW8Num29">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756654335" text:continue-list="list1826726851" text:style-name="WW8Num17">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935849743" text:style-name="WW8Num22">
        <text:list-item>
          <text:p text:style-name="P63">com.arjuna.ats.jta.jtaTMImplementation to com.arjuna.ats.internal.jta.transaction.jts.TransactionManagerImple</text:p>
        </text:list-item>
        <text:list-item>
          <text:p text:style-name="P64">com.arjuna.ats.jta.jtaUTImplementation to com.arjuna.ats.internal.jta.transaction.jts.UserTransactionImple</text:p>
        </text:list-item>
      </text:list>
      <text:list xml:id="list409791974" text:continue-list="list923365616" text:style-name="WW8Num29">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0"><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0"><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0"><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0"><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556240816" text:style-name="WW8Num13">
        <text:list-item>
          <text:p text:style-name="P70">Number of transactions.</text:p>
        </text:list-item>
        <text:list-item>
          <text:p text:style-name="P76">Number of committed transactions.</text:p>
        </text:list-item>
        <text:list-item>
          <text:p text:style-name="P76">Number of aborted transactions.</text:p>
        </text:list-item>
        <text:list-item>
          <text:p text:style-name="P76">Number of nested transactions.</text:p>
        </text:list-item>
        <text:list-item>
          <text:p text:style-name="P81">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2056960677" text:continue-list="list1346220666"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4"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0"><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9"/></text:p><text:p text:style-name="P89"><text:span text:style-name="T39"/></text:p><text:p text:style-name="P89"><text:span text:style-name="T39"/></text:p><text:p text:style-name="P89"><text:span text:style-name="T39">Object Store Hierarchy</text:span></text:p></draw:text-box></draw:frame><draw:frame draw:style-name="gr3" draw:text-style-name="P89" svg:width="1.1248in" svg:height="0.4996in" svg:x="0.2492in" svg:y="0.2492in"><draw:text-box><text:p text:style-name="P89"><text:span text:style-name="T39">Object Store Roots</text:span></text:p><text:p text:style-name="P90"><text:span text:style-name="T40"/></text:p></draw:text-box></draw:frame><draw:frame draw:style-name="gr3" draw:text-style-name="P91" svg:width="2.7504in" svg:height="1.3748in" svg:x="1.3744in" svg:y="0.2492in"><draw:text-box><text:p text:style-name="P91"><text:span text:style-name="T39">Objects</text:span></text:p></draw:text-box></draw:frame><draw:frame draw:style-name="gr3" draw:text-style-name="P92" svg:width="2.7504in" svg:height="0.8748in" svg:x="1.3744in" svg:y="1.6244in"><draw:text-box><text:p text:style-name="P92"><text:span text:style-name="T40">Object Details</text:span></text:p></draw:text-box></draw:frame></draw:g></text:p>
      <text:list xml:id="list413377723" text:continue-list="list2056960677"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56"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890323078" text:continue-list="list902952168" text:style-name="WW8Num16">
        <text:list-item>
          <text:list>
            <text:list-item>
              <text:list>
                <text:list-item>
                  <text:p text:style-name="P58"><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soft-page-break/><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 text:c="5"/>* @param type</text:p>
      <text:p text:style-name="P51"><text:soft-page-break/><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685603757" text:style-name="WW8Num21">
        <text:list-item>
          <text:p text:style-name="P71"><text:span text:style-name="arj-code_20_Char1">setInfo(String info)</text:span> – This method can be used to show general information.</text:p>
        </text:list-item>
        <text:list-item>
          <text:p text:style-name="P77"><text:span text:style-name="arj-code_20_Char1">setData(String name, String value)</text:span> – This method is used to put information into the table which is displayed by the object store browser tool.</text:p>
        </text:list-item>
        <text:list-item>
          <text:p text:style-name="P8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4"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4"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xml:id="list171320319" text:continue-list="list409791974" text:style-name="WW8Num29">
        <text:list-item>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797003519"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998043502"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573999341" text:continue-list="list1756654335" text:style-name="WW8Num17">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56"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4"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846217365" text:continue-list="list998043502" text:style-name="WW8Num23">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EXPIRY_SCAN_INTERVAL<text:tab/>91</text:p>
            <text:p text:style-name="P41"><text:soft-page-break/>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8</text:page-number></text:p>
      </style:footer>
      <style:footer-left>
        <text:p text:style-name="MP2"><text:page-number style:num-format="1" text:select-page="current">8</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8-12-11T11:30:10.99">11/12/08</text:date><text:tab/><text:span text:style-name="Page_20_Number"><text:page-number text:select-page="current">8</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8-12-11T11:30:10.99">12/11/08</text:date><text:tab/><text:span text:style-name="Page_20_Number"><text:page-number text:select-page="current">8</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8-12-11T11:30:10.99">12/11/08</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JBossTS-PG-</text:span><text:span text:style-name="Page_20_Number"><text:date style:data-style-name="N30" text:date-value="2008-12-11T11:30:10.99">12/11/08</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4.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8</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8</text:page-number></text:p>
      </style:footer>
      <style:footer-left>
        <text:p text:style-name="MP2"><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5-02-15T16:45:00</meta:creation-date>
    <dc:creator>Jonathan Halliday</dc:creator>
    <dc:date>2008-12-11T11:30:11</dc:date>
    <meta:print-date>2008-03-13T15:27:00</meta:print-date>
    <dc:language>en-US</dc:language>
    <meta:editing-cycles>53</meta:editing-cycles>
    <meta:editing-duration>PT200H48M12S</meta:editing-duration>
    <meta:document-statistic meta:table-count="5" meta:image-count="17" meta:object-count="6" meta:page-count="116" meta:paragraph-count="1467" meta:word-count="29134" meta:character-count="209057"/>
    <meta:user-defined meta:name="Info 1"/>
    <meta:user-defined meta:name="Info 2"/>
    <meta:user-defined meta:name="Info 3"/>
    <meta:user-defined meta:name="Info 4"/>
  </office:meta>
</office:document-meta>
</file>